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8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E-Projekt: Servermanager für Serverdienste auf Debiansystemen im lokalen Netzwerk</text:p>
      <text:p text:style-name="Standard"/>
      <text:p text:style-name="P1">Protokoll: Besprechung 30.Januar 2012</text:p>
      <text:p text:style-name="P1"/>
      <text:p text:style-name="P1"/>
      <text:p text:style-name="P2"><text:span text:style-name="T1">Anwesend</text:span>: </text:p>
      <text:p text:style-name="P2">tt, mw, fm, pt</text:p>
      <text:p text:style-name="P2"/>
      <text:p text:style-name="P2"><text:span text:style-name="T1">Kurzbeschreibung</text:span>: </text:p>
      <text:p text:style-name="P2">Die Ergebnisse der Arbeit, die von jedem einzelnen in der Woche fortgesetzt wurden, wurden diskutiert.</text:p>
      <text:p text:style-name="P2"/>
      <text:p text:style-name="P2"><text:span text:style-name="T1">XML-Schemata</text:span>:</text:p>
      <text:list xml:id="list2137602787" text:style-name="L5">
        <text:list-item>
          <text:p text:style-name="P6">ist zu komplex</text:p>
        </text:list-item>
      </text:list>
      <text:p text:style-name="P2"/>
      <text:p text:style-name="P2">Ergebnis:</text:p>
      <text:list xml:id="list428636737" text:style-name="L7">
        <text:list-item>
          <text:p text:style-name="P8">kleineres Design</text:p>
          <text:p text:style-name="P8"/>
        </text:list-item>
      </text:list>
      <text:p text:style-name="P2"/>
      <text:p text:style-name="P2"><text:span text:style-name="T1">Diagramme</text:span>:</text:p>
      <text:list xml:id="list2012518348" text:style-name="L6">
        <text:list-item>
          <text:p text:style-name="P7">fehlende Funktionen</text:p>
        </text:list-item>
      </text:list>
      <text:p text:style-name="P2"/>
      <text:p text:style-name="P2">Ergebnis:</text:p>
      <text:list xml:id="list858808997" text:style-name="L8">
        <text:list-item>
          <text:p text:style-name="P9">Funktionen hinzugefüg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02-14T18:39:28</meta:creation-date>
    <dc:date>2012-02-14T19:18:47</dc:date>
    <dc:creator>user </dc:creator>
    <meta:editing-duration>PT23M18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14" meta:word-count="51" meta:character-count="380" meta:non-whitespace-character-count="345"/>
  </office:meta>
</office:document-meta>
</file>